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8646in" fo:margin-left="0.0042in" fo:margin-right="0.0563in" table:align="margins"/>
    </style:style>
    <style:style style:name="Table1.A" style:family="table-column">
      <style:table-column-properties style:column-width="0.4167in" style:rel-column-width="3977*"/>
    </style:style>
    <style:style style:name="Table1.B" style:family="table-column">
      <style:table-column-properties style:column-width="0.9583in" style:rel-column-width="9149*"/>
    </style:style>
    <style:style style:name="Table1.C" style:family="table-column">
      <style:table-column-properties style:column-width="1.6875in" style:rel-column-width="16110*"/>
    </style:style>
    <style:style style:name="Table1.D" style:family="table-column">
      <style:table-column-properties style:column-width="2.1979in" style:rel-column-width="20983*"/>
    </style:style>
    <style:style style:name="Table1.E" style:family="table-column">
      <style:table-column-properties style:column-width="1.6042in" style:rel-column-width="15316*"/>
    </style:style>
    <style:style style:name="Table1.A1" style:family="table-cell">
      <style:table-cell-properties fo:padding="0.0382in" fo:border-left="0.0007in solid #000080" fo:border-right="none" fo:border-top="0.0007in solid #000000" fo:border-bottom="0.0007in solid #000000"/>
    </style:style>
    <style:style style:name="Table1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background-color="transparent" fo:padding="0.0382in" fo:border="0.0007in solid #000080">
        <style:background-image/>
      </style:table-cell-properties>
    </style:style>
    <style:style style:name="Table1.2" style:family="table-row">
      <style:table-row-properties style:min-row-height="0.3778in"/>
    </style:style>
    <style:style style:name="Table1.A2" style:family="table-cell">
      <style:table-cell-properties style:vertical-align="middle" fo:padding="0.0382in" fo:border-left="0.0007in solid #000080" fo:border-right="none" fo:border-top="none" fo:border-bottom="0.0007in solid #000080"/>
    </style:style>
    <style:style style:name="Table1.B2" style:family="table-cell">
      <style:table-cell-properties fo:padding="0.0382in" fo:border-left="0.0007in solid #000080" fo:border-right="none" fo:border-top="none" fo:border-bottom="0.0007in solid #000080"/>
    </style:style>
    <style:style style:name="Table1.D2" style:family="table-cell">
      <style:table-cell-properties fo:padding="0.0382in" fo:border-left="0.0007in solid #000000" fo:border-right="none" fo:border-top="none" fo:border-bottom="0.0007in solid #00008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80"/>
    </style:style>
    <style:style style:name="P1" style:family="paragraph" style:parent-style-name="Table_20_Heading">
      <style:text-properties fo:color="#0000ff" style:font-name="Liberation Sans" fo:font-size="10pt" style:font-size-asian="10pt" style:font-size-complex="10pt"/>
    </style:style>
    <style:style style:name="P2" style:family="paragraph" style:parent-style-name="Standard">
      <style:text-properties fo:color="#0000ff" style:font-name="Liberation Sans" fo:font-size="10pt" fo:background-color="transparent" style:font-size-asian="10pt" style:font-weight-asian="normal" style:font-size-complex="10pt"/>
    </style:style>
    <style:style style:name="P3" style:family="paragraph" style:parent-style-name="Standard">
      <style:text-properties fo:color="#0000ff" style:font-name="Liberation Sans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1pt" fo:background-color="transparent" style:font-size-asian="11pt" style:font-weight-asian="normal" style:font-size-complex="11pt"/>
    </style:style>
    <style:style style:name="P5" style:family="paragraph" style:parent-style-name="Table_20_Contents">
      <style:text-properties fo:color="#0000ff" style:font-name="Liberation Sans" fo:font-size="10pt" style:font-name-asian="Monospace" style:font-size-asian="10pt" style:font-name-complex="Monospace" style:font-size-complex="10pt"/>
    </style:style>
    <style:style style:name="P6" style:family="paragraph" style:parent-style-name="Table_20_Contents">
      <style:text-properties fo:color="#0000ff" style:font-name="Liberation Sans" fo:font-size="9pt" style:font-name-asian="Monospace" style:font-size-asian="9pt" style:font-name-complex="Monospace" style:font-size-complex="9pt"/>
    </style:style>
    <style:style style:name="P7" style:family="paragraph" style:parent-style-name="Table_20_Contents">
      <style:text-properties fo:color="#0000ff" style:font-name="Liberation Sans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ff" style:font-name="Liberation Sans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fo:color="#0000ff" style:font-name="Liberation Sans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color="#0000ff" style:font-name="Liberation Sans" fo:font-size="9pt" style:font-size-asian="9pt" style:font-size-complex="9pt"/>
    </style:style>
    <style:style style:name="P11" style:family="paragraph" style:parent-style-name="Table_20_Contents">
      <style:text-properties fo:color="#0000ff" style:font-name="Liberation Sans" fo:font-size="9pt" style:font-size-asian="9pt" style:font-size-complex="9pt"/>
    </style:style>
    <style:style style:name="P12" style:family="paragraph" style:parent-style-name="Table_20_Contents">
      <style:text-properties fo:color="#0000ff" style:font-name="Liberation Sans" fo:font-size="9pt" style:font-name-asian="Monospace" style:font-size-asian="9pt" style:font-name-complex="Monospace" style:font-size-complex="9pt"/>
    </style:style>
    <style:style style:name="P13" style:family="paragraph" style:parent-style-name="Table_20_Contents">
      <style:text-properties fo:color="#0000ff" style:font-name="Liberation Sans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color="#0000ff" style:font-name="Liberation Sans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5" style:family="paragraph" style:parent-style-name="Table_20_Contents">
      <style:text-properties fo:color="#0000ff" style:font-name="Liberation Sans"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 development order</text:p>
      <text:p text:style-name="P2"/>
      <text:p text:style-name="P4">Classes will be developed in the following order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Rank</text:p>
            </table:table-cell>
            <table:table-cell table:style-name="Table1.A1" office:value-type="string">
              <text:p text:style-name="P1">Package</text:p>
            </table:table-cell>
            <table:table-cell table:style-name="Table1.A1" office:value-type="string">
              <text:p text:style-name="P1">Class Name</text:p>
            </table:table-cell>
            <table:table-cell table:style-name="Table1.D1" office:value-type="string">
              <text:p text:style-name="P1">Description</text:p>
            </table:table-cell>
            <table:table-cell table:style-name="Table1.E1" office:value-type="string">
              <text:p text:style-name="P1">Dependencie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Exception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4">Library\Exception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1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Exception</text:p>
          </table:table-cell>
          <table:table-cell table:style-name="Table1.D2" office:value-type="string">
            <text:p text:style-name="P6">Library\Exception class to extend the PHP Exception class and provide a base-exception class for Library classes to extend</text:p>
          </table:table-cell>
          <table:table-cell table:style-name="Table1.E2" office:value-type="string">
            <text:p text:style-name="P10">Error</text:p>
            <text:p text:style-name="P10">\Exception</text:p>
          </table:table-cell>
        </table:table-row>
        <table:table-row table:style-name="Table1.2">
          <table:table-cell table:style-name="Table1.A2" office:value-type="string">
            <text:p text:style-name="P8">192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Exception\Descriptor</text:p>
          </table:table-cell>
          <table:table-cell table:style-name="Table1.D2" office:value-type="string">
            <text:p text:style-name="P6">Extends Library\Properties to provide a class object to store received exceptions in for latter inspection.</text:p>
          </table:table-cell>
          <table:table-cell table:style-name="Table1.E2" office:value-type="string">
            <text:p text:style-name="P10">Library\Properties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Error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4">Library\Error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5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Error</text:p>
          </table:table-cell>
          <table:table-cell table:style-name="Table1.D2" office:value-type="string">
            <text:p text:style-name="P6">The Error static class provides custom error codes and associated messages, and utility methods to access them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3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Error\Handler</text:p>
          </table:table-cell>
          <table:table-cell table:style-name="Table1.D2" office:value-type="string">
            <text:p text:style-name="P6">User error handler.</text:p>
            <text:p text:style-name="P6"/>
          </table:table-cell>
          <table:table-cell table:style-name="Table1.E2" office:value-type="string">
            <text:p text:style-name="P10">Log</text:p>
            <text:p text:style-name="P10">PrintU</text:p>
            <text:p text:style-name="P10">Error</text:p>
            <text:p text:style-name="P10">Error\Exception</text:p>
          </table:table-cell>
        </table:table-row>
        <table:table-row table:style-name="Table1.2">
          <table:table-cell table:style-name="Table1.A2" office:value-type="string">
            <text:p text:style-name="P8">20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Error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Autoload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4">Autoload implementation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Library\Exception</text:p>
          </table:table-cell>
        </table:table-row>
        <table:table-row table:style-name="Table1.2">
          <table:table-cell table:style-name="Table1.A2" office:value-type="string">
            <text:p text:style-name="P8">3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\Simple</text:p>
          </table:table-cell>
          <table:table-cell table:style-name="Table1.D2" office:value-type="string">
            <text:p text:style-name="P6">A simple autoloader partially adherent to the PSR-0 autoload standard to search include path directories.</text:p>
          </table:table-cell>
          <table:table-cell table:style-name="Table1.E2" office:value-type="string">
            <text:p text:style-name="P10">Autoload\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\Spl</text:p>
          </table:table-cell>
          <table:table-cell table:style-name="Table1.D2" office:value-type="string">
            <text:p text:style-name="P6">Static class wrapper for the spl_autoload functions</text:p>
          </table:table-cell>
          <table:table-cell table:style-name="Table1.E2" office:value-type="string">
            <text:p text:style-name="P10">Error</text:p>
            <text:p text:style-name="P10">Stack</text:p>
            <text:p text:style-name="P10">Autoload\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5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\BaseClass</text:p>
          </table:table-cell>
          <table:table-cell table:style-name="Table1.D2" office:value-type="string">
            <text:p text:style-name="P10">Abstract class with common support methods</text:p>
          </table:table-cell>
          <table:table-cell table:style-name="Table1.E2" office:value-type="string">
            <text:p text:style-name="P10">Autoload\Exception</text:p>
            <text:p text:style-name="P10">Stack\Extension</text:p>
          </table:table-cell>
        </table:table-row>
        <table:table-row table:style-name="Table1.2">
          <table:table-cell table:style-name="Table1.A2" office:value-type="string">
            <text:p text:style-name="P8">6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</text:p>
          </table:table-cell>
          <table:table-cell table:style-name="Table1.D2" office:value-type="string">
            <text:p text:style-name="P6">A static, singleton class <text:s/>implementation of the PSR-0 autoload standard to search include path directories.</text:p>
            <text:p text:style-name="P6"/>
          </table:table-cell>
          <table:table-cell table:style-name="Table1.E2" office:value-type="string">
            <text:p text:style-name="P10">Autoload\BaseClass</text:p>
            <text:p text:style-name="P10">Autoload\Exception</text:p>
          </table:table-cell>
        </table:table-row>
        <table:table-row table:style-name="Table1.2">
          <table:table-cell table:style-name="Table1.A2" office:value-type="string">
            <text:p text:style-name="P8">50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\Generic</text:p>
          </table:table-cell>
          <table:table-cell table:style-name="Table1.D2" office:value-type="string">
            <text:p text:style-name="P10">Example of a very simple implementation of static singleton Autoload class. <text:s/>Intended to be extended.</text:p>
          </table:table-cell>
          <table:table-cell table:style-name="Table1.E2" office:value-type="string">
            <text:p text:style-name="P10">Autoload\BaseClass</text:p>
            <text:p text:style-name="P10">Autoload\Exception</text:p>
          </table:table-cell>
        </table:table-row>
        <text:soft-page-break/>
        <table:table-row table:style-name="Table1.2">
          <table:table-cell table:style-name="Table1.A2" office:value-type="string">
            <text:p text:style-name="P8">7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Autoload\Libraries</text:p>
          </table:table-cell>
          <table:table-cell table:style-name="Table1.D2" office:value-type="string">
            <text:p text:style-name="P7">An implementation of the PSR-0 autoload standard to search non-standard directories.</text:p>
          </table:table-cell>
          <table:table-cell table:style-name="Table1.E2" office:value-type="string">
            <text:p text:style-name="P10">Autoload\BaseClass</text:p>
            <text:p text:style-name="P10">Autoload\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Stack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Array-based stack operation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12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Stack</text:p>
          </table:table-cell>
          <table:table-cell table:style-name="Table1.D2" office:value-type="string">
            <text:p text:style-name="P7">A class wrapper for php array operations on a stack structure.</text:p>
          </table:table-cell>
          <table:table-cell table:style-name="Table1.E2" office:value-type="string">
            <text:p text:style-name="P10">Error</text:p>
            <text:p text:style-name="P10">Stack\Exception</text:p>
            <text:p text:style-name="P10">PrintU\FormatArray</text:p>
          </table:table-cell>
        </table:table-row>
        <table:table-row table:style-name="Table1.2">
          <table:table-cell table:style-name="Table1.A2" office:value-type="string">
            <text:p text:style-name="P8">11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Stack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Queue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FIFO stack implemented in a SPLQueue 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14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Queue</text:p>
          </table:table-cell>
          <table:table-cell table:style-name="Table1.D2" office:value-type="string">
            <text:p text:style-name="P6">Implements the functions of a FIFO, or "push through", queue in the SPLQueue structure.</text:p>
          </table:table-cell>
          <table:table-cell table:style-name="Table1.E2" office:value-type="string">
            <text:p text:style-name="P10">Error</text:p>
            <text:p text:style-name="P10">Queue\Exception</text:p>
            <text:p text:style-name="P10">PrintU\FormatArray</text:p>
          </table:table-cell>
        </table:table-row>
        <table:table-row table:style-name="Table1.2">
          <table:table-cell table:style-name="Table1.A2" office:value-type="string">
            <text:p text:style-name="P8">13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Queue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PrintU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General purpose print system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17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PrintU</text:p>
          </table:table-cell>
          <table:table-cell table:style-name="Table1.D2" office:value-type="string">
            <text:p text:style-name="P6">Printing static singleton convenience class for interfacing to PrintU\Output.</text:p>
          </table:table-cell>
          <table:table-cell table:style-name="Table1.E2" office:value-type="string">
            <text:p text:style-name="P10">PrintU\Output</text:p>
            <text:p text:style-name="P10">PrintU\Exception</text:p>
          </table:table-cell>
        </table:table-row>
        <table:table-row table:style-name="Table1.2">
          <table:table-cell table:style-name="Table1.A2" office:value-type="string">
            <text:p text:style-name="P8">16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PrintU\Output</text:p>
          </table:table-cell>
          <table:table-cell table:style-name="Table1.D2" office:value-type="string">
            <text:p text:style-name="P10">General purpose print system interface class.</text:p>
          </table:table-cell>
          <table:table-cell table:style-name="Table1.E2" office:value-type="string">
            <text:p text:style-name="P10">Exception</text:p>
            <text:p text:style-name="P10">Error</text:p>
            <text:p text:style-name="P10">Log</text:p>
            <text:p text:style-name="P10">PrintU</text:p>
            <text:p text:style-name="P10">PrintU\Exception</text:p>
            <text:p text:style-name="P10">PrintU\FormatArray</text:p>
          </table:table-cell>
        </table:table-row>
        <table:table-row table:style-name="Table1.2">
          <table:table-cell table:style-name="Table1.A2" office:value-type="string">
            <text:p text:style-name="P8">15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PrintU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>8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PrintU\FormatArray</text:p>
          </table:table-cell>
          <table:table-cell table:style-name="Table1.D2" office:value-type="string">
            <text:p text:style-name="P6">Static class to format an array for printing and return a printable string.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Properties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General purpose container clas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19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Properties</text:p>
          </table:table-cell>
          <table:table-cell table:style-name="Table1.D2" office:value-type="string">
            <text:p text:style-name="P10">General purpose container class to manage property settings</text:p>
          </table:table-cell>
          <table:table-cell table:style-name="Table1.E2" office:value-type="string">
            <text:p text:style-name="P10">Properties\Exception</text:p>
          </table:table-cell>
        </table:table-row>
        <table:table-row table:style-name="Table1.2">
          <table:table-cell table:style-name="Table1.A2" office:value-type="string">
            <text:p text:style-name="P8">18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Properties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ext:soft-page-break/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Debug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Debug utility function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1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Debug\Traceback</text:p>
          </table:table-cell>
          <table:table-cell table:style-name="Table1.D2" office:value-type="string">
            <text:p text:style-name="P6">A wrapper class for the debug_backtrace command created by extending Library\Stack class</text:p>
          </table:table-cell>
          <table:table-cell table:style-name="Table1.E2" office:value-type="string">
            <text:p text:style-name="P10">Stack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Factory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General purpose class factory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4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actory</text:p>
          </table:table-cell>
          <table:table-cell table:style-name="Table1.D2" office:value-type="string">
            <text:p text:style-name="P6">A general purpose class factory base class to provide the ability to instantiate a class from an associative list of supported classes. <text:s/>Intended to be extended.</text:p>
          </table:table-cell>
          <table:table-cell table:style-name="Table1.E2" office:value-type="string">
            <text:p text:style-name="P10">Factory\InstantiateClass</text:p>
          </table:table-cell>
        </table:table-row>
        <table:table-row table:style-name="Table1.2">
          <table:table-cell table:style-name="Table1.A2" office:value-type="string">
            <text:p text:style-name="P8">25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actory\InstantiateClass</text:p>
          </table:table-cell>
          <table:table-cell table:style-name="Table1.D2" office:value-type="string">
            <text:p text:style-name="P6">Instantiate the requested class and pass the provided parameters to the class constructor, if it exists</text:p>
          </table:table-cell>
          <table:table-cell table:style-name="Table1.E2" office:value-type="string">
            <text:p text:style-name="P10">Autoload</text:p>
            <text:p text:style-name="P10">Error</text:p>
            <text:p text:style-name="P10">Factory\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6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actory\InvokeClassMethod</text:p>
          </table:table-cell>
          <table:table-cell table:style-name="Table1.D2" office:value-type="string">
            <text:p text:style-name="P5">Call the requested class method and pass any provided parameters.</text:p>
          </table:table-cell>
          <table:table-cell table:style-name="Table1.E2" office:value-type="string">
            <text:p text:style-name="P10">Autoload</text:p>
            <text:p text:style-name="P10">Error</text:p>
            <text:p text:style-name="P10">Factory\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7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actory\InvokeFunction</text:p>
          </table:table-cell>
          <table:table-cell table:style-name="Table1.D2" office:value-type="string">
            <text:p text:style-name="P5">Call the requested function and pass any provided parameters.</text:p>
          </table:table-cell>
          <table:table-cell table:style-name="Table1.E2" office:value-type="string">
            <text:p text:style-name="P10">Autoload</text:p>
            <text:p text:style-name="P10">Error</text:p>
            <text:p text:style-name="P10">Factory\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22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actory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CliParameters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Command-line parameters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10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CliParameters</text:p>
          </table:table-cell>
          <table:table-cell table:style-name="Table1.D2" office:value-type="string">
            <text:p text:style-name="P6">This static class provides various means for parsing the command line parameters.</text:p>
          </table:table-cell>
          <table:table-cell table:style-name="Table1.E2" office:value-type="string">
            <text:p text:style-name="P10">Error</text:p>
            <text:p text:style-name="P10">CliParameters\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9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CliParameters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Url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9">URL parsing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34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Url\Parse</text:p>
          </table:table-cell>
          <table:table-cell table:style-name="Table1.D2" office:value-type="string">
            <text:p text:style-name="P10">A static class for parsing URLs</text:p>
          </table:table-cell>
          <table:table-cell table:style-name="Table1.E2" office:value-type="string">
            <text:p text:style-name="P10">Error</text:p>
            <text:p text:style-name="P10">Url\Exceptoi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33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Url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ext:soft-page-break/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Log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4">Simple logging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31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</text:p>
          </table:table-cell>
          <table:table-cell table:style-name="Table1.D2" office:value-type="string">
            <text:p text:style-name="P6">A static singleton convenience class providing an interface to Log\Format</text:p>
          </table:table-cell>
          <table:table-cell table:style-name="Table1.E2" office:value-type="string">
            <text:p text:style-name="P10">Log\Exception</text:p>
            <text:p text:style-name="P10">Log\Format</text:p>
            <text:p text:style-name="P10">Log\Factory</text:p>
            <text:p text:style-name="P10">Factory\Exception</text:p>
            <text:p text:style-name="P10">Properties</text:p>
            <text:p text:style-name="P10">Error</text:p>
          </table:table-cell>
        </table:table-row>
        <table:table-row table:style-name="Table1.2">
          <table:table-cell table:style-name="Table1.A2" office:value-type="string">
            <text:p text:style-name="P8">28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>30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\Factory</text:p>
          </table:table-cell>
          <table:table-cell table:style-name="Table1.D2" office:value-type="string">
            <text:p text:style-name="P6">Extends the Library\Factory class to provide a class factory for the Log package</text:p>
          </table:table-cell>
          <table:table-cell table:style-name="Table1.E2" office:value-type="string">
            <text:p text:style-name="P10">Factory</text:p>
            <text:p text:style-name="P10">Error</text:p>
            <text:p text:style-name="P10">Log\Exception</text:p>
            <text:p text:style-name="P10">Factory\Exception</text:p>
          </table:table-cell>
        </table:table-row>
        <table:table-row table:style-name="Table1.2">
          <table:table-cell table:style-name="Table1.A2" office:value-type="string">
            <text:p text:style-name="P8">29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\Format</text:p>
          </table:table-cell>
          <table:table-cell table:style-name="Table1.D2" office:value-type="string">
            <text:p text:style-name="P6">Provides buffered formatting of the incoming message to the implementing Log adapter</text:p>
          </table:table-cell>
          <table:table-cell table:style-name="Table1.E2" office:value-type="string">
            <text:p text:style-name="P10">Properties</text:p>
            <text:p text:style-name="P10">Error</text:p>
            <text:p text:style-name="P10">Exception</text:p>
            <text:p text:style-name="P10">Debug\Traceback</text:p>
            <text:p text:style-name="P10">Log\Exception</text:p>
            <text:p text:style-name="P10">Log\Log</text:p>
          </table:table-cell>
        </table:table-row>
        <table:table-row table:style-name="Table1.2">
          <table:table-cell table:style-name="Table1.A2" office:value-type="string">
            <text:p text:style-name="P8">312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\Printer</text:p>
          </table:table-cell>
          <table:table-cell table:style-name="Table1.D2" office:value-type="string">
            <text:p text:style-name="P6">Log adapter to output message on a normal print device</text:p>
          </table:table-cell>
          <table:table-cell table:style-name="Table1.E2" office:value-type="string">
            <text:p text:style-name="P10">Log\Format</text:p>
            <text:p text:style-name="P10">Log\Exception</text:p>
          </table:table-cell>
        </table:table-row>
        <table:table-row table:style-name="Table1.2">
          <table:table-cell table:style-name="Table1.A2" office:value-type="string">
            <text:p text:style-name="P8">315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\PrintU</text:p>
          </table:table-cell>
          <table:table-cell table:style-name="Table1.D2" office:value-type="string">
            <text:p text:style-name="P6">Log adapter to output message to the Library\PrintU static class</text:p>
          </table:table-cell>
          <table:table-cell table:style-name="Table1.E2" office:value-type="string">
            <text:p text:style-name="P10">Error</text:p>
            <text:p text:style-name="P10">Exception</text:p>
            <text:p text:style-name="P10">PrintU</text:p>
            <text:p text:style-name="P10">PrintU\Exception</text:p>
            <text:p text:style-name="P10">Log\Format</text:p>
            <text:p text:style-name="P10">Log\Exception</text:p>
          </table:table-cell>
        </table:table-row>
        <table:table-row table:style-name="Table1.2">
          <table:table-cell table:style-name="Table1.A2" office:value-type="string">
            <text:p text:style-name="P8">39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Log\FileIO</text:p>
          </table:table-cell>
          <table:table-cell table:style-name="Table1.D2" office:value-type="string">
            <text:p text:style-name="P6">Log adapter to output message on a FileIO class factory selected object</text:p>
          </table:table-cell>
          <table:table-cell table:style-name="Table1.E2" office:value-type="string">
            <text:p text:style-name="P10">Error</text:p>
            <text:p text:style-name="P10">FileIO\Exception</text:p>
            <text:p text:style-name="P10">FileIO\FileObject</text:p>
            <text:p text:style-name="P10">FileIO\SplFileObject</text:p>
            <text:p text:style-name="P10">Log\Exception</text:p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FileIO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4">FileIO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46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ileIO</text:p>
          </table:table-cell>
          <table:table-cell table:style-name="Table1.D2" office:value-type="string">
            <text:p text:style-name="P5">The FileIO class provides a factory-based interface to the FileIO classes</text:p>
          </table:table-cell>
          <table:table-cell table:style-name="Table1.E2" office:value-type="string">
            <text:p text:style-name="P10">Error</text:p>
            <text:p text:style-name="P10">FileIO\Factory</text:p>
            <text:p text:style-name="P10">FileIO\FileObject</text:p>
            <text:p text:style-name="P10">FileIO\Exception</text:p>
          </table:table-cell>
        </table:table-row>
        <table:table-row table:style-name="Table1.2">
          <table:table-cell table:style-name="Table1.A2" office:value-type="string">
            <text:p text:style-name="P8">45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ileInfo</text:p>
          </table:table-cell>
          <table:table-cell table:style-name="Table1.D2" office:value-type="string">
            <text:p text:style-name="P5">The FileInfo class provides a factory-based interface to the FileIO classes – FileInfo and SplFileInfo</text:p>
          </table:table-cell>
          <table:table-cell table:style-name="Table1.E2" office:value-type="string">
            <text:p text:style-name="P10">Error</text:p>
            <text:p text:style-name="P10">FileIO\Factory</text:p>
            <text:p text:style-name="P10">FileIO\FileInfo</text:p>
            <text:p text:style-name="P10">FileIO\Exception</text:p>
          </table:table-cell>
        </table:table-row>
        <table:table-row table:style-name="Table1.2">
          <table:table-cell table:style-name="Table1.A2" office:value-type="string">
            <text:p text:style-name="P8">35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ileIO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</table:table-cell>
        </table:table-row>
        <table:table-row table:style-name="Table1.2">
          <table:table-cell table:style-name="Table1.A2" office:value-type="string">
            <text:p text:style-name="P8">36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ileIO\Factory</text:p>
          </table:table-cell>
          <table:table-cell table:style-name="Table1.D2" office:value-type="string">
            <text:p text:style-name="P6">Extends the Library\Factory class to provide a class factory for the FileIO package</text:p>
          </table:table-cell>
          <table:table-cell table:style-name="Table1.E2" office:value-type="string">
            <text:p text:style-name="P6">Error</text:p>
            <text:p text:style-name="P6">Factory</text:p>
            <text:p text:style-name="P6">FileIO\Exception</text:p>
            <text:p text:style-name="P6"/>
          </table:table-cell>
        </table:table-row>
        <text:soft-page-break/>
        <table:table-row table:style-name="Table1.2">
          <table:table-cell table:style-name="Table1.A2" office:value-type="string">
            <text:p text:style-name="P8">38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ileIO\FileObject</text:p>
          </table:table-cell>
          <table:table-cell table:style-name="Table1.D2" office:value-type="string">
            <text:p text:style-name="P5">The FileIO\FileObject class implements the methods used in SPLFileObject, but exposes the file handle so it can be used in extended classes.</text:p>
          </table:table-cell>
          <table:table-cell table:style-name="Table1.E2" office:value-type="string">
            <text:p text:style-name="P10">FileIO\FileInfo</text:p>
            <text:p text:style-name="P10">FileIO\Factory</text:p>
            <text:p text:style-name="P10">FileIO\Exception</text:p>
            <text:p text:style-name="P10">FileInfo</text:p>
            <text:p text:style-name="P10">Error</text:p>
            <text:p text:style-name="P10">Factory\InvokeFunction</text:p>
          </table:table-cell>
        </table:table-row>
        <table:table-row table:style-name="Table1.2">
          <table:table-cell table:style-name="Table1.A2" office:value-type="string">
            <text:p text:style-name="P8">37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FileIO\FileInfo</text:p>
          </table:table-cell>
          <table:table-cell table:style-name="Table1.D2" office:value-type="string">
            <text:p text:style-name="P5">The FileIO\FileInfo class incorporates all of the methods in SPLFileInfo</text:p>
          </table:table-cell>
          <table:table-cell table:style-name="Table1.E2" office:value-type="string">
            <text:p text:style-name="P10">Error</text:p>
            <text:p text:style-name="P10">FileIO</text:p>
            <text:p text:style-name="P10">FileIO\Exception</text:p>
            <text:p text:style-name="P10">FileIO\FileObject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Stream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4">Stream Input/Output Classes</text:p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47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Stream</text:p>
          </table:table-cell>
          <table:table-cell table:style-name="Table1.D2" office:value-type="string">
            <text:p text:style-name="P5">The Stream class provides a class factory-based interface to the Stream drivers to perform stream i/o Functions</text:p>
          </table:table-cell>
          <table:table-cell table:style-name="Table1.E2" office:value-type="string">
            <text:p text:style-name="P10">Error</text:p>
            <text:p text:style-name="P10">Stream\Exception</text:p>
            <text:p text:style-name="P10">Stream\Factory</text:p>
            <text:p text:style-name="P10">FileIO\Exception</text:p>
          </table:table-cell>
        </table:table-row>
        <table:table-row table:style-name="Table1.2">
          <table:table-cell table:style-name="Table1.A2" office:value-type="string">
            <text:p text:style-name="P8">40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Stream\Exception</text:p>
          </table:table-cell>
          <table:table-cell table:style-name="Table1.D2" office:value-type="string">
            <text:p text:style-name="P6">Exception class to provide exception support by extending the Library\Exception class</text:p>
          </table:table-cell>
          <table:table-cell table:style-name="Table1.E2" office:value-type="string">
            <text:p text:style-name="P10">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41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Stream\Factory</text:p>
          </table:table-cell>
          <table:table-cell table:style-name="Table1.D2" office:value-type="string">
            <text:p text:style-name="P6">Extends the Library\Factory class to provide a class factory for the Stream package</text:p>
          </table:table-cell>
          <table:table-cell table:style-name="Table1.E2" office:value-type="string">
            <text:p text:style-name="P10">Error</text:p>
            <text:p text:style-name="P10">Factory</text:p>
            <text:p text:style-name="P10">Stream\Exception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420 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>Stream\FileStream</text:p>
          </table:table-cell>
          <table:table-cell table:style-name="Table1.D2" office:value-type="string">
            <text:p text:style-name="P6">Log adapter to output message on a <text:s/>Stream class factory selected object</text:p>
          </table:table-cell>
          <table:table-cell table:style-name="Table1.E2" office:value-type="string">
            <text:p text:style-name="P10">Error</text:p>
            <text:p text:style-name="P10">FileIO\FileObject</text:p>
            <text:p text:style-name="P10">FileIO\Factory</text:p>
            <text:p text:style-name="P10">Stream\Factory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6T11:24:08</meta:creation-date>
    <dc:date>2012-05-18T00:33:31</dc:date>
    <dc:creator>Jay </dc:creator>
    <meta:editing-duration>PT18H47M02S</meta:editing-duration>
    <meta:editing-cycles>34</meta:editing-cycles>
    <meta:generator>OpenOffice.org/3.2$Linux OpenOffice.org_project/320m12$Build-9483</meta:generator>
    <meta:document-statistic meta:table-count="1" meta:image-count="0" meta:object-count="0" meta:page-count="5" meta:paragraph-count="304" meta:word-count="882" meta:character-count="6860"/>
  </office:meta>
</office:document-meta>
</file>